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82cm"/>
    </style:style>
    <style:style style:name="Tabela1.B" style:family="table-column">
      <style:table-column-properties style:column-width="14.1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 style:list-style-name="L2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P15" style:family="paragraph" style:parent-style-name="Text_20_body" style:list-style-name="L8">
      <style:paragraph-properties fo:margin-top="0cm" fo:margin-bottom="0cm" loext:contextual-spacing="false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cm" fo:border="none" loext:rel-width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étodos úteis de string</text:h>
      <text:list xml:id="list1067338638" text:style-name="L1">
        <text:list-item>
          <text:p text:style-name="P11"><text:a xlink:type="simple" xlink:href="https://developer.mozilla.org/pt-BR/docs/Learn/JavaScript/First_steps/Strings" text:style-name="Internet_20_link" text:visited-style-name="Visited_20_Internet_20_Link">Anterior </text:a></text:p>
        </text:list-item>
        <text:list-item>
          <text:p text:style-name="P11"><text:a xlink:type="simple" xlink:href="https://developer.mozilla.org/pt-BR/docs/Learn/JavaScript/First_steps" text:style-name="Internet_20_link" text:visited-style-name="Visited_20_Internet_20_Link">Menu: First steps</text:a> </text:p>
        </text:list-item>
        <text:list-item>
          <text:p text:style-name="P4"><text:a xlink:type="simple" xlink:href="https://developer.mozilla.org/pt-BR/docs/Learn/JavaScript/First_steps/Arrays" text:style-name="Internet_20_link" text:visited-style-name="Visited_20_Internet_20_Link">Próxima </text:a></text:p>
        </text:list-item>
      </text:list>
      <text:p text:style-name="Text_20_body">Agora que nós vimos o básico de strings, vamos engatar a próxima marcha e começar a pensar sobre as operações úteis que podemos fazer em strings com métodos embutidos, como encontrar o comprimento de um string, unir e dividir sequências de caracteres, substituindo um caracter em uma string por outro, e muito mais.</text:p>
      <table:table table:name="Tabela1" table:style-name="Tabela1">
        <table:table-column table:style-name="Tabela1.A"/>
        <table:table-column table:style-name="Tabela1.B"/>
        <table:table-row table:style-name="TableLine94897269627440">
          <table:table-cell table:style-name="Tabela1.A1" office:value-type="string">
            <text:p text:style-name="Table_20_Heading">Pré-requisitos:</text:p>
          </table:table-cell>
          <table:table-cell table:style-name="Tabela1.A1" office:value-type="string">
            <text:p text:style-name="Table_20_Contents">Conhecimento básico de computador, uma compreensão básica de HTML e CSS, uma compreensão do que é o JavaScript.</text:p>
          </table:table-cell>
        </table:table-row>
        <table:table-row table:style-name="TableLine94897269627440">
          <table:table-cell table:style-name="Tabela1.A1" office:value-type="string">
            <text:p text:style-name="Table_20_Heading">Objetivo:</text:p>
          </table:table-cell>
          <table:table-cell table:style-name="Tabela1.A1" office:value-type="string">
            <text:p text:style-name="P3">Entender que strings são objetos e aprender a usar alguns do métodos básicos disponíveis nesses objetos para manipular strings.</text:p>
          </table:table-cell>
        </table:table-row>
      </table:table>
      <text:h text:style-name="Heading_20_2" text:outline-level="2"><text:bookmark text:name="strings_como_objetos"/><text:a xlink:type="simple" xlink:href="https://developer.mozilla.org/pt-BR/docs/Learn/JavaScript/First_steps/Useful_string_methods#strings_como_objetos" text:style-name="Internet_20_link" text:visited-style-name="Visited_20_Internet_20_Link">Strings como objetos</text:a></text:h>
      <text:p text:style-name="Text_20_body">Como dissemos antes e diremos novamente — <text:span text:style-name="Emphasis">tudo</text:span> é um objeto em JavaScript. Quando você cria um string, usando por exemplo</text:p>
      <text:p text:style-name="P1"><text:span text:style-name="Source_20_Text">var string = 'This is my string';</text:span></text:p>
      <text:p text:style-name="Text_20_body">sua variável torna-se uma instância do objeto string e, como resultado, tem um grande número de propriedades e métodos diponíveis para ela. Você pode ver isso se você for na página do objeto <text:a xlink:type="simple" xlink:href="https://developer.mozilla.org/pt-BR/docs/Web/JavaScript/Reference/Global_Objects/String" text:style-name="Internet_20_link" text:visited-style-name="Visited_20_Internet_20_Link"><text:span text:style-name="Source_20_Text">String</text:span></text:a> e olhar para baixo na lista do lado da página!</text:p>
      <text:p text:style-name="Text_20_body"><text:span text:style-name="Strong_20_Emphasis">Agora, antes de seu cérebro começar a derreter, não se preocupe!</text:span> Você não precisa saber sobre a maioria deles no início da sua jornada de aprendizado. Mas há alguns que você potencialmente usará com bastante frequência que veremos aqui.</text:p>
      <text:p text:style-name="Text_20_body">Vamos digitar alguns exemplos em um console novo. Nós fornecemos um abaixo (você também pode abrir este console em uma guia ou janela separada, ou usar o console do desenvolvedor do navegador, se preferir).</text:p>
      <text:p text:style-name="Text_20_body">Nós fornecemos um abaixo (você também pode <text:a xlink:type="simple" xlink:href="https://mdn.github.io/learning-area/javascript/introduction-to-js-1/variables/index.html" text:style-name="Internet_20_link" text:visited-style-name="Visited_20_Internet_20_Link">abrir esse console</text:a> em uma aba ou janela separada, ou usar o <text:a xlink:type="simple" xlink:href="https://developer.mozilla.org/en-US/docs/Learn/Common_questions/What_are_browser_developer_tools" text:style-name="Internet_20_link" text:visited-style-name="Visited_20_Internet_20_Link">console do navegador do desenvolvedor</text:a> se você preferir).</text:p>
      <text:p text:style-name="Text_20_body"><text:soft-page-break/><draw:frame draw:style-name="fr1" draw:name="Objeto1" text:anchor-type="as-char" svg:width="1.247cm" style:rel-width="100%" svg:height="6.35cm" draw:z-index="0"><draw:floating-frame xlink:href="https://yari-demos.prod.mdn.mozit.cloud/pt-BR/docs/Learn/JavaScript/First_steps/Useful_string_methods/_sample_.Hidden_code.html" xlink:type="simple" xlink:show="embed" xlink:actuate="onLoad"/></draw:frame></text:p>
      <text:h text:style-name="Heading_20_3" text:outline-level="3"><text:bookmark text:name="descobrindo_o_comprimento_de_uma_string"/><text:a xlink:type="simple" xlink:href="https://developer.mozilla.org/pt-BR/docs/Learn/JavaScript/First_steps/Useful_string_methods#descobrindo_o_comprimento_de_uma_string" text:style-name="Internet_20_link" text:visited-style-name="Visited_20_Internet_20_Link">Descobrindo o comprimento de uma string</text:a></text:h>
      <text:p text:style-name="Text_20_body">Essa é fácil  — você simplesmente usa a propriedade <text:a xlink:type="simple" xlink:href="https://developer.mozilla.org/pt-BR/docs/Web/JavaScript/Reference/Global_Objects/String/length" text:style-name="Internet_20_link" text:visited-style-name="Visited_20_Internet_20_Link"><text:span text:style-name="Source_20_Text">length</text:span></text:a>. Tente digitar as linhas a seguir:</text:p>
      <text:p text:style-name="Preformatted_20_Text"><text:span text:style-name="Source_20_Text">var browserType = 'mozilla';</text:span></text:p>
      <text:p text:style-name="P1"><text:span text:style-name="Source_20_Text">browserType.length;</text:span></text:p>
      <text:p text:style-name="Text_20_body">Isso deve retornar o número 7, porque "mozilla"  tem 7 caracteres. Isso é útil por vários motivos; por exemplo, você pode querer encontrar os comprimentos de uma série de nomes para que você possa exibi-los em ordem de comprimento, ou deixar um usuário saber que um nome de usuário que ele informou em um campo de formulário é muito longo se este for maior do que um certo comprimento.</text:p>
      <text:h text:style-name="Heading_20_3" text:outline-level="3"><text:bookmark text:name="recuperando_um_caractere_de_string_específico"/><text:a xlink:type="simple" xlink:href="https://developer.mozilla.org/pt-BR/docs/Learn/JavaScript/First_steps/Useful_string_methods#recuperando_um_caractere_de_string_específico" text:style-name="Internet_20_link" text:visited-style-name="Visited_20_Internet_20_Link">Recuperando um caractere de string específico</text:a></text:h>
      <text:p text:style-name="Text_20_body">Nota complementar: você pode retornar qualquer caractere dentro de uma string usando a<text:span text:style-name="Strong_20_Emphasis"> notação colchete</text:span> - isso significa que você inclui colchetes (<text:span text:style-name="Source_20_Text">[]</text:span>) no final do nome da variável. Dentro dos colchetes, você inclui o número do caractere que deseja retornar, por exemplo, para recuperar a primeira letra, faça o seguinte:</text:p>
      <text:p text:style-name="P1"><text:span text:style-name="Source_20_Text">browserType[0];</text:span></text:p>
      <text:p text:style-name="Text_20_body">Computadores contam a partir de 0, não 1! Para recuperar o último caractere de <text:span text:style-name="Emphasis">qualquer</text:span> string, nós podemos usar a linha a seguir, combinando essa técnica com a propriedade <text:span text:style-name="Source_20_Text">length</text:span> que vimos anteriormente:</text:p>
      <text:p text:style-name="P1"><text:span text:style-name="Source_20_Text">browserType[browserType.length-1];</text:span></text:p>
      <text:p text:style-name="Text_20_body">O comprimento de "mozilla" é 7, mas porque a contagem começa de 0, a posição do caractere é 6, daí precisamos usar <text:span text:style-name="Source_20_Text">length-1</text:span>. Você pode usar isso para, por exemplo, encontrar a primeira letra de uma série de strings e ordená-los alfabeticamente.</text:p>
      <text:h text:style-name="Heading_20_3" text:outline-level="3"><text:bookmark text:name="encontrando_uma_substring_dentro_de_uma_string_e_extraindo-a"/><text:a xlink:type="simple" xlink:href="https://developer.mozilla.org/pt-BR/docs/Learn/JavaScript/First_steps/Useful_string_methods#encontrando_uma_substring_dentro_de_uma_string_e_extraindo-a" text:style-name="Internet_20_link" text:visited-style-name="Visited_20_Internet_20_Link">Encontrando uma substring dentro de uma string e extraindo-a</text:a></text:h>
      <text:list xml:id="list522251129" text:style-name="L2">
        <text:list-item>
          <text:p text:style-name="P5">Às vezes você quer sabe se uma string menor está presente dentro de uma maior (geralmente dizemos <text:span text:style-name="Emphasis">se uma substring está presente dentro de uma string</text:span>). Isso pode ser feito usando o método <text:a xlink:type="simple" xlink:href="https://developer.mozilla.org/pt-BR/docs/Web/JavaScript/Reference/Global_Objects/String/indexOf" text:style-name="Internet_20_link" text:visited-style-name="Visited_20_Internet_20_Link"><text:span text:style-name="Source_20_Text">indexOf ()</text:span></text:a>, que leva um único <text:a xlink:type="simple" xlink:href="https://developer.mozilla.org/en-US/docs/Glossary/Parameter" text:style-name="Internet_20_link" text:visited-style-name="Visited_20_Internet_20_Link">parameter (en-US)</text:a> - a substring que deseja procurar. Experimente isso: </text:p>
          <text:p text:style-name="P2"><text:soft-page-break/><text:span text:style-name="Source_20_Text">browserType.indexOf('zilla');</text:span></text:p>
        </text:list-item>
      </text:list>
      <text:list xml:id="list2828528864" text:style-name="L3">
        <text:list-item>
          <text:p text:style-name="P12">Isso nos dá o resultado 2, porque a substring "zilla" se inicia na posição 2 (0, 1, 2  — então, 3 caraceteres) dentro de "mozilla". Esse código poderia ser usado para filtrar cadeias de caracteres. Por exemplo, podemos ter uma lista de endereços da web e apenas queremos imprimir aqueles que contenham "mozilla". </text:p>
        </text:list-item>
      </text:list>
      <text:list xml:id="list508272932" text:style-name="L4">
        <text:list-item>
          <text:p text:style-name="P6">Isso pode ser feito de outro jeito, que é possivelmente mais eficaz. Experimente isso: </text:p>
        </text:list-item>
      </text:list>
      <text:p text:style-name="P1"><text:span text:style-name="Source_20_Text">browserType.indexOf('vanilla');</text:span></text:p>
      <text:p text:style-name="Text_20_body">Isso deve lhe dar um resultado <text:span text:style-name="Source_20_Text">-1</text:span> — isso é retornado quando a substring, neste caso 'vanilla', não é encontrada na string principal.<text:line-break/><text:line-break/>Você pode usar isso para encontrar todas as instâncias de strings que <text:span text:style-name="Strong_20_Emphasis">não contém</text:span> a substring 'mozilla', ou <text:span text:style-name="Strong_20_Emphasis">contém</text:span>, se você usar o operador de negação, conforme mostrado abaixo. Você poderia fazer algo assim: </text:p>
      <text:p text:style-name="Preformatted_20_Text"><text:span text:style-name="Source_20_Text">if(browserType.indexOf('mozilla') !== -1) {</text:span></text:p>
      <text:p text:style-name="Preformatted_20_Text"><text:span text:style-name="Source_20_Text"><text:s text:c="2"/>// faz coisas com a string</text:span></text:p>
      <text:p text:style-name="P1"><text:span text:style-name="Source_20_Text">}</text:span></text:p>
      <text:p text:style-name="Text_20_body">Quando você sabe onde uma substring começa dentro de uma string e você sabe em qual caractere você deseja que ela termine, <text:a xlink:type="simple" xlink:href="https://developer.mozilla.org/pt-BR/docs/Web/JavaScript/Reference/Global_Objects/String/slice" text:style-name="Internet_20_link" text:visited-style-name="Visited_20_Internet_20_Link"><text:span text:style-name="Source_20_Text">slice ()</text:span></text:a> pode ser usado para extrair isto. Tente o seguinte: </text:p>
      <text:p text:style-name="P1"><text:span text:style-name="Source_20_Text">browserType.slice(0,3);</text:span></text:p>
      <text:list xml:id="list1239675611" text:style-name="L5">
        <text:list-item text:start-value="3">
          <text:p text:style-name="P7">Isso retorna "moz" — o primeiro parâmetro é a posição do caractere a partir da qual será iniciada a extração, e o segundo parâmetro é a posição seguinte do último caractere a ser extraído. Então, a fatia ocorre da primeira posição, até a última posição, mas não incluindo. Você também pode dizer que o segundo parâmetro é igual ao comprimento da string que está sendo retornada. </text:p>
        </text:list-item>
      </text:list>
      <text:p text:style-name="Text_20_body">Também, se você sabe que você deseja extrair todos os caracteres restantes em uma string após um certo caracter, você não tem que incluir o segundo parametro! Você apenas precisa incluir a posição do caracter a partir de onde você deseja extrar os caracteres restantes em uma string. Tente o seguinte: </text:p>
      <text:p text:style-name="P1"><text:span text:style-name="Source_20_Text">browserType.slice(2);</text:span></text:p>
      <text:p text:style-name="Text_20_body">Isso retornará "zilla" — isso é porque a posição de caracter 2 é a letra z, e porque você não incluiu o segundo parametro, a substring retornou todos os caracteres restantes na string. </text:p>
      <text:p text:style-name="Text_20_body"><text:span text:style-name="Strong_20_Emphasis">Note</text:span>: O segundo parametro do <text:span text:style-name="Source_20_Text">slice()</text:span> é opcional: Se você não incluir ele, o slice finaliza no fim da string original. Existem outras opções também; estude a <text:a xlink:type="simple" xlink:href="https://developer.mozilla.org/pt-BR/docs/Web/JavaScript/Reference/Global_Objects/String/slice" text:style-name="Internet_20_link" text:visited-style-name="Visited_20_Internet_20_Link"><text:span text:style-name="Source_20_Text">slice()</text:span></text:a> pagina para ver o que mais você pode descobrir.</text:p>
      <text:h text:style-name="Heading_20_3" text:outline-level="3"><text:bookmark text:name="mudando_entre_maiúsculas_e_minúsculas"/><text:a xlink:type="simple" xlink:href="https://developer.mozilla.org/pt-BR/docs/Learn/JavaScript/First_steps/Useful_string_methods#mudando_entre_maiúsculas_e_minúsculas" text:style-name="Internet_20_link" text:visited-style-name="Visited_20_Internet_20_Link">Mudando entre maiúsculas e minúsculas</text:a></text:h>
      <text:p text:style-name="Text_20_body">O método string <text:a xlink:type="simple" xlink:href="https://developer.mozilla.org/pt-BR/docs/Web/JavaScript/Reference/Global_Objects/String/toLowerCase" text:style-name="Internet_20_link" text:visited-style-name="Visited_20_Internet_20_Link"><text:span text:style-name="Source_20_Text">toLowerCase()</text:span></text:a> e <text:a xlink:type="simple" xlink:href="https://developer.mozilla.org/pt-BR/docs/Web/JavaScript/Reference/Global_Objects/String/toUpperCase" text:style-name="Internet_20_link" text:visited-style-name="Visited_20_Internet_20_Link"><text:span text:style-name="Source_20_Text">toUpperCase()</text:span></text:a> toma a string e converte todos os caracteres para minusculo - ou maiusculo, respectivamente. Este pode ser util, por exemplo, se você quer normalizar todas as entradas de dados do usuário antes de armazenar em um banco de dados.</text:p>
      <text:p text:style-name="Text_20_body"><text:soft-page-break/>Vamos testar inserindo as seguintes linhas para ver o que acontece:</text:p>
      <text:p text:style-name="Preformatted_20_Text"><text:span text:style-name="Source_20_Text">var radData = 'My NaMe Is MuD';</text:span></text:p>
      <text:p text:style-name="Preformatted_20_Text"><text:span text:style-name="Source_20_Text">radData.toLowerCase();</text:span></text:p>
      <text:p text:style-name="P1"><text:span text:style-name="Source_20_Text">radData.toUpperCase();</text:span></text:p>
      <text:h text:style-name="Heading_20_3" text:outline-level="3"><text:bookmark text:name="atualizando_partes_de_uma_string"/><text:a xlink:type="simple" xlink:href="https://developer.mozilla.org/pt-BR/docs/Learn/JavaScript/First_steps/Useful_string_methods#atualizando_partes_de_uma_string" text:style-name="Internet_20_link" text:visited-style-name="Visited_20_Internet_20_Link">Atualizando partes de uma string</text:a></text:h>
      <text:p text:style-name="Text_20_body">Você pode substituir uma substring dentro de uma string com uma outra substring usando o método <text:a xlink:type="simple" xlink:href="https://developer.mozilla.org/pt-BR/docs/Web/JavaScript/Reference/Global_Objects/String/replace" text:style-name="Internet_20_link" text:visited-style-name="Visited_20_Internet_20_Link"><text:span text:style-name="Source_20_Text">replace()</text:span></text:a>. Este funciona muito simples em um nível básico, apesar haver algumas coisas avançadas que você pode fazer com ele, nós não iremos tão longe ainda.</text:p>
      <text:p text:style-name="Text_20_body">Ele toma dois parametros — A string que você quer substituir e a string que você quer que substitua o primeiro parametro. Tente este exemplo:</text:p>
      <text:p text:style-name="P1"><text:span text:style-name="Source_20_Text">browserType.replace('moz','van');</text:span></text:p>
      <text:p text:style-name="Text_20_body">Observe que para realmente obter o valor atualizado refletido na variavel <text:span text:style-name="Source_20_Text">browserType</text:span> em um programa real, você teria que setar o valor da variavel para ser o resultado da operação; não apenas atualizar o valor da substring automaticamente. Assim você teria que realmente escrever isso: <text:span text:style-name="Source_20_Text">browserType = browserType.replace('moz','van');</text:span></text:p>
      <text:h text:style-name="Heading_20_2" text:outline-level="2"><text:bookmark text:name="exemplos_para_aprendizado_ativo"/><text:a xlink:type="simple" xlink:href="https://developer.mozilla.org/pt-BR/docs/Learn/JavaScript/First_steps/Useful_string_methods#exemplos_para_aprendizado_ativo" text:style-name="Internet_20_link" text:visited-style-name="Visited_20_Internet_20_Link">Exemplos para aprendizado ativo</text:a></text:h>
      <text:p text:style-name="Text_20_body">Nesta seção, tentaremos escrever um código de manipulação de string. Em cada exercício abaixo, temos uma matriz de strings e um loop que processa cada valor na matriz e o exibe em uma lista com marcadores. Você não precisa entender matrizes ou loops agora - isso será explicado em artigos futuros. Tudo o que você precisa fazer em cada caso é escrever o código que produzirá as strings no formato em que as queremos.</text:p>
      <text:p text:style-name="Text_20_body">Cada exemplo vem com um botão "Reset", que você pode usar para redefinir o código original, isso se cometer um erro e não conseguir faze-lo funcionar novamente, e um botão "Show Solution" que você pode pressionar para ver aresposta em potencial se realmente estiver travado.</text:p>
      <text:h text:style-name="Heading_20_3" text:outline-level="3"><text:bookmark text:name="filtrando_mensagens_de_saudação"/><text:a xlink:type="simple" xlink:href="https://developer.mozilla.org/pt-BR/docs/Learn/JavaScript/First_steps/Useful_string_methods#filtrando_mensagens_de_saudação" text:style-name="Internet_20_link" text:visited-style-name="Visited_20_Internet_20_Link">Filtrando mensagens de saudação</text:a></text:h>
      <text:p text:style-name="Text_20_body">No primeiro exercício, começaremos com simplicidade - temos várias mensagens de cartão, mas queremos classificá-las para listar apenas as mensagens de Natal. Queremos que você preencha um teste condicional dentro da estrutura if (...), para testar cada string e apenas imprimi-la na lista se for uma mensagem de Natal.</text:p>
      <text:list xml:id="list2022266651" text:style-name="L6">
        <text:list-item>
          <text:p text:style-name="P13">Primeiro pense em como você poderia testar se a mensagem em cada caso é uma mensagem de Natal. Qual string está presente em todas essas mensagens e que método você poderia usar para testar se ela está presente? </text:p>
        </text:list-item>
        <text:list-item>
          <text:p text:style-name="P13">Em seguida, você precisará escrever um teste condicional do formulario operando2 operador operando1. A coisa à esquerda é igual à coisa à direita? Ou neste caso, o método chama à esquerda retorna o resultado à direita? </text:p>
        </text:list-item>
        <text:list-item>
          <text:p text:style-name="P8">Dica: Nesse caso, é provavelmente mais útil testar se a chamada do método não é igual a um determinado resultado. </text:p>
        </text:list-item>
      </text:list>
      <text:p text:style-name="Text_20_body"><text:soft-page-break/><draw:frame draw:style-name="fr1" draw:name="Objeto2" text:anchor-type="as-char" svg:width="1.247cm" style:rel-width="100%" svg:height="10.372cm" draw:z-index="1"><draw:floating-frame xlink:href="https://yari-demos.prod.mdn.mozit.cloud/pt-BR/docs/Learn/JavaScript/First_steps/Useful_string_methods/_sample_.Playable_code.html" xlink:type="simple" xlink:show="embed" xlink:actuate="onLoad"/></draw:frame></text:p>
      <text:h text:style-name="Heading_20_3" text:outline-level="3"><text:bookmark text:name="corrigindo_a_capitalização"/><text:a xlink:type="simple" xlink:href="https://developer.mozilla.org/pt-BR/docs/Learn/JavaScript/First_steps/Useful_string_methods#corrigindo_a_capitalização" text:style-name="Internet_20_link" text:visited-style-name="Visited_20_Internet_20_Link">Corrigindo a capitalização</text:a></text:h>
      <text:p text:style-name="Text_20_body">Neste exercício, temos os nomes das cidades no Reino Unido, mas a capitalização está toda desarrumada. Nós queremos que você as altere para que elas sejam todas minúsculas, exceto pela primeira letra maiúscula. Uma boa maneira de fazer isso é:</text:p>
      <text:list xml:id="list3389713091" text:style-name="L7">
        <text:list-item>
          <text:p text:style-name="P14">Converta toda a cadeia contida na variável de entrada para minúscula e armazene-a em uma nova variável. </text:p>
        </text:list-item>
        <text:list-item>
          <text:p text:style-name="P14">Pegue a primeira letra da string nesta nova variável e armazene-a em outra variável. </text:p>
        </text:list-item>
        <text:list-item>
          <text:p text:style-name="P14">Usando esta última variável como substring, substitua a primeira letra da string em minúsculas pela primeira letra da string em minúsculas alterada para maiúscula. Armazene o resultado desse procedimento de substituição em outra nova variável. </text:p>
        </text:list-item>
        <text:list-item>
          <text:p text:style-name="P9">Altere o valor da variável  <text:span text:style-name="Source_20_Text">result</text:span> para igual ao resultado final, não a <text:span text:style-name="Source_20_Text">input</text:span>. </text:p>
        </text:list-item>
      </text:list>
      <text:p text:style-name="Text_20_body"><text:span text:style-name="Strong_20_Emphasis">Nota</text:span>: Uma dica — os parâmetros dos métodos de string não precisam ser literais de string; eles também podem ser variáveis, ou mesmo variáveis com um método sendo invocado nelas.</text:p>
      <text:p text:style-name="Text_20_body"><text:soft-page-break/><draw:frame draw:style-name="fr1" draw:name="Objeto3" text:anchor-type="as-char" svg:width="1.247cm" style:rel-width="100%" svg:height="9.525cm" draw:z-index="2"><draw:floating-frame xlink:href="https://yari-demos.prod.mdn.mozit.cloud/pt-BR/docs/Learn/JavaScript/First_steps/Useful_string_methods/_sample_.Playable_code_2.html" xlink:type="simple" xlink:show="embed" xlink:actuate="onLoad"/></draw:frame></text:p>
      <text:h text:style-name="Heading_20_3" text:outline-level="3"><text:bookmark text:name="fazendo_novas_strings_a_partir_de_partes_antigas"/><text:a xlink:type="simple" xlink:href="https://developer.mozilla.org/pt-BR/docs/Learn/JavaScript/First_steps/Useful_string_methods#fazendo_novas_strings_a_partir_de_partes_antigas" text:style-name="Internet_20_link" text:visited-style-name="Visited_20_Internet_20_Link">Fazendo novas strings a partir de partes antigas</text:a></text:h>
      <text:p text:style-name="Text_20_body">Neste último exercício, o array contém um monte de strings contendo informações sobre estações de trem no norte da Inglaterra. As strings são itens de dados que contêm o código da estação de três letras, seguido por alguns dados legíveis por máquina, seguidos por um ponto-e-vírgula, seguido pelo nome da estação legível por humanos. Por exemplo:</text:p>
      <text:p text:style-name="P1">MAN675847583748sjt567654;Manchester Piccadilly</text:p>
      <text:p text:style-name="Text_20_body">Queremos extrair o código e o nome da estação e juntá-los em uma string com a seguinte estrutura:</text:p>
      <text:p text:style-name="P1">MAN: Manchester Piccadilly</text:p>
      <text:p text:style-name="Text_20_body">Nós recomendamos que faça assim:</text:p>
      <text:list xml:id="list3363354677" text:style-name="L8">
        <text:list-item>
          <text:p text:style-name="P15">Extraia o código da estação de três letras e armazene-o em uma nova variável. </text:p>
        </text:list-item>
        <text:list-item>
          <text:p text:style-name="P15">Encontre o número de índice do caractere do ponto e vírgula. </text:p>
        </text:list-item>
        <text:list-item>
          <text:p text:style-name="P15">Extraia o nome da estação legível usando o número do índice de caracteres de ponto-e-vírgula como ponto de referência e armazene-o em uma nova variável. </text:p>
        </text:list-item>
        <text:list-item>
          <text:p text:style-name="P15">Concatene as duas novas variáveis e uma string literal para fazer a string final. </text:p>
        </text:list-item>
        <text:list-item>
          <text:p text:style-name="P10">Altere o valor da variável <text:span text:style-name="Source_20_Text">result</text:span> para igual à string final, não a <text:span text:style-name="Source_20_Text">input</text:span>. </text:p>
        </text:list-item>
      </text:list>
      <text:p text:style-name="Text_20_body"><text:soft-page-break/><draw:frame draw:style-name="fr1" draw:name="Objeto4" text:anchor-type="as-char" svg:width="1.247cm" style:rel-width="100%" svg:height="10.266cm" draw:z-index="3"><draw:floating-frame xlink:href="https://yari-demos.prod.mdn.mozit.cloud/pt-BR/docs/Learn/JavaScript/First_steps/Useful_string_methods/_sample_.Playable_code_3.html" xlink:type="simple" xlink:show="embed" xlink:actuate="onLoad"/></draw:frame></text:p>
      <text:h text:style-name="Heading_20_2" text:outline-level="2"><text:bookmark text:name="conclusão"/><text:a xlink:type="simple" xlink:href="https://developer.mozilla.org/pt-BR/docs/Learn/JavaScript/First_steps/Useful_string_methods#conclusão" text:style-name="Internet_20_link" text:visited-style-name="Visited_20_Internet_20_Link">Conclusão</text:a></text:h>
      <text:p text:style-name="Text_20_body">Você não pode escapar do fato de que ser capaz de lidar com palavras e frases em programação é muito importante — particularmente em JavaScript, pois os sites são todos sobre comunicação com pessoas. Este artigo forneceu os fundamentos que você precisa saber sobre a manipulação de strings por enquanto. Isso deve atendê-lo bem ao abordar tópicos mais complexos no futuro. Em seguida, vamos ver o último tipo de dados importante que precisamos focar no curto prazo — arrays.</text:p>
      <text:p text:style-name="Standard"><text:a xlink:type="simple" xlink:href="https://developer.mozilla.org/pt-BR/docs/Learn/JavaScript/First_steps/Useful_string_methods" text:style-name="Internet_20_link" text:visited-style-name="Visited_20_Internet_20_Link">https://developer.mozilla.org/pt-BR/docs/Learn/JavaScript/First_steps/Useful_string_method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11:29.816960821</meta:creation-date>
    <dc:date>2022-01-20T17:11:50.183072094</dc:date>
    <meta:editing-duration>PT22S</meta:editing-duration>
    <meta:editing-cycles>1</meta:editing-cycles>
    <meta:document-statistic meta:table-count="1" meta:image-count="0" meta:object-count="4" meta:page-count="7" meta:paragraph-count="88" meta:word-count="1797" meta:character-count="11077" meta:non-whitespace-character-count="9343"/>
    <meta:generator>LibreOffice/6.4.7.2$Linux_X86_64 LibreOffice_project/40$Build-2</meta:generator>
  </office:meta>
</office:document-meta>
</file>